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2097bc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2097bc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font-size-asian="8.75pt" style:font-size-complex="10pt"/>
    </style:style>
    <style:style style:name="P4" style:family="paragraph" style:parent-style-name="Standard">
      <style:text-properties officeooo:paragraph-rsid="001d55da"/>
    </style:style>
    <style:style style:name="P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paragraph-rsid="001d55d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bold" officeooo:paragraph-rsid="001d55da" style:font-size-asian="10pt" style:font-weight-asian="bold" style:font-size-complex="10pt" style:font-weight-complex="bold"/>
    </style:style>
    <style:style style:name="P7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d55da" officeooo:paragraph-rsid="001d55da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e31c8" officeooo:paragraph-rsid="001e31c8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1e31c8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fo:font-weight="bold" officeooo:paragraph-rsid="001e31c8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d55da" officeooo:paragraph-rsid="001e31c8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d55da" officeooo:paragraph-rsid="001e31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urier New" fo:font-size="10pt" fo:font-weight="bold" officeooo:paragraph-rsid="001f79c6" style:font-size-asian="10pt" style:font-weight-asian="bold" style:font-size-complex="10pt" style:font-weight-complex="bold"/>
    </style:style>
    <style:style style:name="P1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d55da" officeooo:paragraph-rsid="001f79c6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e31c8" officeooo:paragraph-rsid="001f79c6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style:text-underline-style="none" fo:font-weight="bold" officeooo:rsid="001f79c6" officeooo:paragraph-rsid="001f79c6" style:font-size-asian="10pt" style:font-weight-asian="bold" style:font-size-complex="10pt" style:font-weight-complex="bold"/>
    </style:style>
    <style:style style:name="T1" style:family="text">
      <style:text-properties officeooo:rsid="002097bc"/>
    </style:style>
    <style:style style:name="T2" style:family="text">
      <style:text-properties officeooo:rsid="001299dc" style:font-size-asian="10pt"/>
    </style:style>
    <style:style style:name="T3" style:family="text">
      <style:text-properties style:font-name="Courier New" fo:font-size="10pt" fo:font-weight="bold" officeooo:rsid="001d55da" style:font-size-asian="8.75pt" style:font-weight-asian="bold" style:font-size-complex="10pt" style:font-weight-complex="bold"/>
    </style:style>
    <style:style style:name="T4" style:family="text">
      <style:text-properties fo:font-variant="normal" fo:text-transform="none" fo:color="#1d2125" loext:opacity="100%" style:font-name="Courier New" fo:font-size="10pt" fo:letter-spacing="normal" fo:font-style="normal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1d2125" loext:opacity="100%" fo:letter-spacing="normal" fo:font-style="normal" fo:font-weight="normal" officeooo:rsid="001d55da" style:font-weight-asian="normal" style:font-weight-complex="normal"/>
    </style:style>
    <style:style style:name="T6" style:family="text">
      <style:text-properties fo:font-variant="normal" fo:text-transform="none" fo:color="#1d2125" loext:opacity="100%" fo:letter-spacing="normal" fo:font-style="normal" style:text-underline-style="solid" style:text-underline-width="auto" style:text-underline-color="font-color" officeooo:rsid="001d55da"/>
    </style:style>
    <style:style style:name="T7" style:family="text">
      <style:text-properties fo:font-variant="normal" fo:text-transform="none" fo:color="#1d2125" loext:opacity="100%" fo:letter-spacing="normal" fo:font-style="normal" style:text-underline-style="none" fo:font-weight="normal" officeooo:rsid="001d55da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fo:font-variant="normal" fo:text-transform="none" fo:color="#1d2125" loext:opacity="100%" style:font-name="Courier New" fo:font-size="10pt" fo:letter-spacing="normal" fo:font-style="normal" fo:font-weight="bold" officeooo:rsid="001d55da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1d2125" loext:opacity="100%" style:font-name="Courier New" fo:font-size="10pt" fo:letter-spacing="normal" fo:font-weight="bold" style:font-size-asian="10pt" style:font-weight-asian="bold" style:font-size-complex="10pt" style:font-weight-complex="bold"/>
    </style:style>
    <style:style style:name="T13" style:family="text">
      <style:text-properties style:text-underline-style="dotted" style:text-underline-width="auto" style:text-underline-color="font-color" officeooo:rsid="001e31c8"/>
    </style:style>
    <style:style style:name="T14" style:family="text">
      <style:text-properties officeooo:rsid="001f79c6"/>
    </style:style>
    <style:style style:name="T15" style:family="text">
      <style:text-properties style:text-underline-style="dotted" style:text-underline-width="auto" style:text-underline-color="font-color" officeooo:rsid="001f7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9</text:span></text:p>
      <text:p text:style-name="P1">Tema 4: <text:span text:style-name="T2"><text:s/>Transformación al Modelo Relacional</text:span></text:p>
      <text:p text:style-name="P2">Daniel Pino Gómez</text:p>
      <text:p text:style-name="P3"/>
      <text:p text:style-name="P3"/>
      <text:p text:style-name="P4"><text:span text:style-name="T3">1. </text:span><text:span text:style-name="T4">Regla de transformación de entidades y atributos</text:span></text:p>
      <text:p text:style-name="P5"/>
      <text:p text:style-name="P6"><text:span text:style-name="T5">Máquinas(</text:span><text:span text:style-name="T6">#id</text:span><text:span text:style-name="T7">, nombre, fecha_compra, valor</text:span><text:span text:style-name="T5">)</text:span></text:p>
      <text:p text:style-name="P7">Talleres(<text:span text:style-name="T8">#id</text:span><text:span text:style-name="T9">, nombre, funcion</text:span>)</text:p>
      <text:p text:style-name="P7">Empleados(<text:span text:style-name="T8">#id</text:span><text:span text:style-name="T9">, nombre, apellido, </text:span><text:span text:style-name="T10">dni</text:span>)</text:p>
      <text:p text:style-name="P7">Parte_Produccion(<text:span text:style-name="T8">#id</text:span><text:span text:style-name="T9">, </text:span><text:span text:style-name="T10">num_parte</text:span><text:span text:style-name="T9">, fecha_emision, fecha_final, coste_total</text:span>)</text:p>
      <text:p text:style-name="P7">Articulos(<text:span text:style-name="T8">#id</text:span><text:span text:style-name="T9">, nombre, modelo, coste, precio</text:span>)</text:p>
      <text:p text:style-name="P7"/>
      <text:p text:style-name="P4"><text:span text:style-name="T11">2. </text:span><text:span text:style-name="T12"> </text:span><text:span text:style-name="T4">Regla de transformación de relaciones M:N</text:span></text:p>
      <text:p text:style-name="P5"/>
      <text:p text:style-name="P7">(copio y pego en esta seccion el resitlradp de la selección anterior)</text:p>
      <text:p text:style-name="P7"/>
      <text:p text:style-name="P6"><text:span text:style-name="T5">Máquinas(</text:span><text:span text:style-name="T6">#id</text:span><text:span text:style-name="T7">, nombre, fecha_compra, valor</text:span><text:span text:style-name="T5">)</text:span></text:p>
      <text:p text:style-name="P7">Talleres(<text:span text:style-name="T8">#id</text:span><text:span text:style-name="T9">, nombre, funcion</text:span>)</text:p>
      <text:p text:style-name="P7">Empleados(<text:span text:style-name="T8">#id</text:span><text:span text:style-name="T9">, nombre, apellido, </text:span><text:span text:style-name="T10">dni</text:span>)</text:p>
      <text:p text:style-name="P7">Parte_produccion(<text:span text:style-name="T8">#id</text:span><text:span text:style-name="T9">, </text:span><text:span text:style-name="T10">num_parte</text:span><text:span text:style-name="T9">, fecha_emision, fecha_final, coste_total</text:span>)</text:p>
      <text:p text:style-name="P7">Articulos(<text:span text:style-name="T8">#id</text:span><text:span text:style-name="T9">, nombre, modelo, coste, precio</text:span>)</text:p>
      <text:p text:style-name="P7"/>
      <text:p text:style-name="P7">maquina_usa_taller(<text:span text:style-name="T8">#maquina_id</text:span><text:span text:style-name="T9">, </text:span><text:span text:style-name="T8">#taller_id</text:span><text:span text:style-name="T9">, inicio, fin, tiempo-d</text:span>)</text:p>
      <text:p text:style-name="P7"><text:tab/>maquina_id → Maquina(not null, B:R, M:R)</text:p>
      <text:p text:style-name="P7"><text:tab/>taller_id ­→ Talleres(not null, B:R, M:R)</text:p>
      <text:p text:style-name="P7"/>
      <text:p text:style-name="P7">taller_realiza_parte(<text:span text:style-name="T8">#taller_id</text:span><text:span text:style-name="T9">, </text:span><text:span text:style-name="T8">#parte_id</text:span>)</text:p>
      <text:p text:style-name="P7"><text:tab/>taller_id → talleres(not null, B:C, M:R)</text:p>
      <text:p text:style-name="P7"><text:tab/>parte_id → parte_produccion(not null, B:C, M:R)</text:p>
      <text:p text:style-name="P7"/>
      <text:p text:style-name="P8">parte_fabricacion_articulo(<text:span text:style-name="T8">#parte_id</text:span><text:span text:style-name="T9">, </text:span><text:span text:style-name="T8">#articulo_id</text:span><text:span text:style-name="T9">, tiempo, cantidad</text:span>)</text:p>
      <text:p text:style-name="P8"><text:tab/>parte_id → (not null, B:R, M:R)</text:p>
      <text:p text:style-name="P8"><text:tab/>articulo_id → (not null, B:R, M:R)</text:p>
      <text:p text:style-name="P8"/>
      <text:p text:style-name="P9">3. <text:s/>Regla de transformación de relaciones 1:N</text:p>
      <text:p text:style-name="P9"/>
      <text:p text:style-name="P10"><text:span text:style-name="T5">Máquinas(</text:span><text:span text:style-name="T6">#id</text:span><text:span text:style-name="T7">, nombre, fecha_compra, valor</text:span><text:span text:style-name="T5">)</text:span></text:p>
      <text:p text:style-name="P11">Talleres(<text:span text:style-name="T8">#id</text:span><text:span text:style-name="T9">, nombre, funcion</text:span>)</text:p>
      <text:p text:style-name="P11">Parte_produccion(<text:span text:style-name="T8">#id</text:span><text:span text:style-name="T9">, </text:span><text:span text:style-name="T10">num_parte</text:span><text:span text:style-name="T9">, fecha_emision, fecha_final, coste_total</text:span>)</text:p>
      <text:p text:style-name="P11">Articulos(<text:span text:style-name="T8">#id</text:span><text:span text:style-name="T9">, nombre, modelo, coste, precio</text:span>)</text:p>
      <text:p text:style-name="P11"/>
      <text:p text:style-name="P11">maquina_usa_taller(<text:span text:style-name="T8">#maquina_id</text:span><text:span text:style-name="T9">, </text:span><text:span text:style-name="T8">#taller_id</text:span><text:span text:style-name="T9">, inicio, fin, tiempo-d</text:span>)</text:p>
      <text:p text:style-name="P11"><text:tab/>maquina_id → Maquina(not null, B:R, M:R)</text:p>
      <text:p text:style-name="P11"><text:tab/>taller_id ­→ Talleres(not null, B:R, M:R)</text:p>
      <text:p text:style-name="P11"/>
      <text:p text:style-name="P11">taller_realiza_parte(<text:span text:style-name="T8">#taller_id</text:span><text:span text:style-name="T9">, </text:span><text:span text:style-name="T8">#parte_id</text:span>)</text:p>
      <text:p text:style-name="P11"><text:tab/>taller_id → talleres(not null, B:C, M:R)</text:p>
      <text:p text:style-name="P11"><text:tab/>parte_id → parte_produccion(not null, B:C, M:R)</text:p>
      <text:p text:style-name="P11"/>
      <text:p text:style-name="P8">parte_fabricacion_articulo(<text:span text:style-name="T8">#parte_id</text:span><text:span text:style-name="T9">, </text:span><text:span text:style-name="T8">#articulo_id</text:span><text:span text:style-name="T9">, tiempo, cantidad</text:span>)</text:p>
      <text:p text:style-name="P8"><text:tab/>parte_id → (not null, B:R, M:R)</text:p>
      <text:p text:style-name="P8"><text:tab/>articulo_id → (not null, B:R, M:R)</text:p>
      <text:p text:style-name="P8"/>
      <text:p text:style-name="P11">Empleados(<text:span text:style-name="T8">#id</text:span><text:span text:style-name="T9">, nombre, apellido, </text:span><text:span text:style-name="T10">dni</text:span><text:span text:style-name="T9">, </text:span><text:span text:style-name="T13">taller_id</text:span>)</text:p>
      <text:p text:style-name="P11"><text:tab/><text:span text:style-name="T14">taller_id → Talleres (not null, B:R, M:R)</text:span></text:p>
      <text:p text:style-name="P11"/>
      <text:p text:style-name="P12"><text:span text:style-name="T14">4. <text:s/></text:span>Regla de transformación de relaciones 1:<text:span text:style-name="T14">1</text:span></text:p>
      <text:p text:style-name="P12"/>
      <text:p text:style-name="P13"><text:span text:style-name="T5">Máquinas(</text:span><text:span text:style-name="T6">#id</text:span><text:span text:style-name="T7">, nombre, fecha_compra, valor</text:span><text:span text:style-name="T5">)</text:span></text:p>
      <text:p text:style-name="P14">Parte_produccion(<text:span text:style-name="T8">#id</text:span><text:span text:style-name="T9">, </text:span><text:span text:style-name="T10">num_parte</text:span><text:span text:style-name="T9">, fecha_emision, fecha_final, coste_total</text:span>)</text:p>
      <text:p text:style-name="P14">Articulos(<text:span text:style-name="T8">#id</text:span><text:span text:style-name="T9">, nombre, modelo, coste, precio</text:span>)</text:p>
      <text:p text:style-name="P14"/>
      <text:p text:style-name="P14">maquina_usa_taller(<text:span text:style-name="T8">#maquina_id</text:span><text:span text:style-name="T9">, </text:span><text:span text:style-name="T8">#taller_id</text:span><text:span text:style-name="T9">, inicio, fin, tiempo-d</text:span>)</text:p>
      <text:p text:style-name="P14"><text:soft-page-break/><text:tab/>maquina_id → Maquina(not null, B:R, M:R)</text:p>
      <text:p text:style-name="P14"><text:tab/>taller_id ­→ Talleres(not null, B:R, M:R)</text:p>
      <text:p text:style-name="P14"/>
      <text:p text:style-name="P14">taller_realiza_parte(<text:span text:style-name="T8">#taller_id</text:span><text:span text:style-name="T9">, </text:span><text:span text:style-name="T8">#parte_id</text:span>)</text:p>
      <text:p text:style-name="P14"><text:tab/>taller_id → talleres(not null, B:C, M:R)</text:p>
      <text:p text:style-name="P14"><text:tab/>parte_id → parte_produccion(not null, B:C, M:R)</text:p>
      <text:p text:style-name="P14"/>
      <text:p text:style-name="P15">parte_fabricacion_articulo(<text:span text:style-name="T8">#parte_id</text:span><text:span text:style-name="T9">, </text:span><text:span text:style-name="T8">#articulo_id</text:span><text:span text:style-name="T9">, tiempo, cantidad</text:span>)</text:p>
      <text:p text:style-name="P15"><text:tab/>parte_id → (not null, B:R, M:R)</text:p>
      <text:p text:style-name="P15"><text:tab/>articulo_id → (not null, B:R, M:R)</text:p>
      <text:p text:style-name="P15"/>
      <text:p text:style-name="P14">Empleados(<text:span text:style-name="T8">#id</text:span><text:span text:style-name="T9">, nombre, apellido, </text:span><text:span text:style-name="T10">dni</text:span><text:span text:style-name="T9">, </text:span><text:span text:style-name="T13">taller_id</text:span>)</text:p>
      <text:p text:style-name="P14"><text:tab/><text:span text:style-name="T14">taller_id → Talleres (not null, B:R, M:R)</text:span></text:p>
      <text:p text:style-name="P14"/>
      <text:p text:style-name="P14">Talleres(<text:span text:style-name="T8">#id</text:span><text:span text:style-name="T9">, nombre, funcion, </text:span><text:span text:style-name="T15">jefe_id</text:span>)</text:p>
      <text:p text:style-name="P14"><text:tab/><text:span text:style-name="T14">jefe_id → Empleados(not null, B:R, M:R)</text:span></text:p>
      <text:p text:style-name="P16"/>
      <text:p text:style-name="P16">5. <text:s/>Modelo Relacional definitivo</text:p>
      <text:p text:style-name="P16"/>
      <text:p text:style-name="P13"><text:span text:style-name="T5">Máquinas(</text:span><text:span text:style-name="T6">#id</text:span><text:span text:style-name="T7">, nombre, fecha_compra, valor</text:span><text:span text:style-name="T5">)</text:span></text:p>
      <text:p text:style-name="P14">Parte_produccion(<text:span text:style-name="T8">#id</text:span><text:span text:style-name="T9">, </text:span><text:span text:style-name="T10">num_parte</text:span><text:span text:style-name="T9">, fecha_emision, fecha_final, coste_total</text:span>)</text:p>
      <text:p text:style-name="P14">Articulos(<text:span text:style-name="T8">#id</text:span><text:span text:style-name="T9">, nombre, modelo, coste, precio</text:span>)</text:p>
      <text:p text:style-name="P14"/>
      <text:p text:style-name="P14">maquina_usa_taller(<text:span text:style-name="T8">#maquina_id</text:span><text:span text:style-name="T9">, </text:span><text:span text:style-name="T8">#taller_id</text:span><text:span text:style-name="T9">, inicio, fin, tiempo-d</text:span>)</text:p>
      <text:p text:style-name="P14"><text:tab/>maquina_id → Maquina(not null, B:R, M:R)</text:p>
      <text:p text:style-name="P14"><text:tab/>taller_id ­→ Talleres(not null, B:R, M:R)</text:p>
      <text:p text:style-name="P14"/>
      <text:p text:style-name="P14">taller_realiza_parte(<text:span text:style-name="T8">#taller_id</text:span><text:span text:style-name="T9">, </text:span><text:span text:style-name="T8">#parte_id</text:span>)</text:p>
      <text:p text:style-name="P14"><text:tab/>taller_id → talleres(not null, B:C, M:R)</text:p>
      <text:p text:style-name="P14"><text:tab/>parte_id → parte_produccion(not null, B:C, M:R)</text:p>
      <text:p text:style-name="P14"/>
      <text:p text:style-name="P15">parte_fabricacion_articulo(<text:span text:style-name="T8">#parte_id</text:span><text:span text:style-name="T9">, </text:span><text:span text:style-name="T8">#articulo_id</text:span><text:span text:style-name="T9">, tiempo, cantidad</text:span>)</text:p>
      <text:p text:style-name="P15"><text:tab/>parte_id → (not null, B:R, M:R)</text:p>
      <text:p text:style-name="P15"><text:tab/>articulo_id → (not null, B:R, M:R)</text:p>
      <text:p text:style-name="P15"/>
      <text:p text:style-name="P14">Empleados(<text:span text:style-name="T8">#id</text:span><text:span text:style-name="T9">, nombre, apellido, </text:span><text:span text:style-name="T10">dni</text:span><text:span text:style-name="T9">, </text:span><text:span text:style-name="T13">taller_id</text:span>)</text:p>
      <text:p text:style-name="P14"><text:tab/><text:span text:style-name="T14">taller_id → Talleres (not null, B:R, M:R)</text:span></text:p>
      <text:p text:style-name="P14"/>
      <text:p text:style-name="P14">Talleres(<text:span text:style-name="T8">#id</text:span><text:span text:style-name="T9">, nombre, funcion, </text:span><text:span text:style-name="T15">jefe_id</text:span>)</text:p>
      <text:p text:style-name="P14"><text:tab/><text:span text:style-name="T14">jefe_id → Empleados(not null, B:R, M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09:39:44.758882200</meta:creation-date>
    <dc:date>2025-11-24T10:34:59.089862800</dc:date>
    <meta:editing-duration>PT5M2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75" meta:word-count="391" meta:character-count="3421" meta:non-whitespace-character-count="3075"/>
  </office:meta>
</office:document-meta>
</file>